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d1" officeooo:paragraph-rsid="0001e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ed for InTouch Tech Solutions:</text:p>
      <text:p text:style-name="P1">http://pre-publish.com/garnettwood</text:p>
      <text:p text:style-name="P1"/>
      <text:p text:style-name="P1">Developed for Suit7 Development:</text:p>
      <text:p text:style-name="P1">https://twinoaksponds.com</text:p>
      <text:p text:style-name="P1">https://southernmissourisurveying.com</text:p>
      <text:p text:style-name="P1">https://hirschfeed.com</text:p>
      <text:p text:style-name="P1">https://howellcountyhealth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11-19T13:15:58.771000000</dc:date>
    <meta:editing-duration>PT9M24S</meta:editing-duration>
    <meta:editing-cycles>1</meta:editing-cycles>
    <meta:document-statistic meta:table-count="0" meta:image-count="0" meta:object-count="0" meta:page-count="1" meta:paragraph-count="7" meta:word-count="14" meta:character-count="217" meta:non-whitespace-character-count="210"/>
  </office:meta>
</office:document-meta>
</file>